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29" style:family="table-cell" style:parent-style-name="Default">
      <style:table-cell-properties fo:border-bottom="0.74pt solid #000000" fo:background-color="#b2b2b2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30" style:family="table-cell" style:parent-style-name="Default">
      <style:table-cell-properties fo:border-bottom="1.5pt solid #000000" fo:background-color="#b2b2b2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0.74pt dashed #000000" style:text-align-source="fix" style:repeat-content="false" fo:border-left="none" fo:border-right="0.74pt dashed #000000" fo:border-top="0.74pt dashe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dashe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dashed #000000" style:text-align-source="fix" style:repeat-content="false" fo:border-left="0.74pt dashed #000000" fo:border-right="none" fo:border-top="0.74pt dashed #000000"/>
      <style:paragraph-properties fo:text-align="center" fo:margin-left="0in"/>
    </style:style>
    <style:style style:name="ce20" style:family="table-cell" style:parent-style-name="Default">
      <style:table-cell-properties fo:border-bottom="0.74pt solid #000000" fo:background-color="#ffff00" style:text-align-source="fix" style:repeat-content="false" fo:border-left="1.5pt solid #000000" fo:border-right="0.74pt solid #000000" fo:border-top="0.74pt solid #000000"/>
      <style:paragraph-properties fo:text-align="center" fo:margin-left="0in"/>
    </style:style>
    <style:style style:name="ce4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000000" fo:border-top="1.5pt solid #000000"/>
      <style:paragraph-properties fo:text-align="center" fo:margin-left="0in"/>
    </style:style>
    <style:style style:name="ce4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ce47" style:family="table-cell" style:parent-style-name="Default">
      <style:table-cell-properties fo:border-bottom="1.5pt solid #000000" fo:background-color="#b2b2b2" style:text-align-source="fix" style:repeat-content="false" fo:border-left="0.74pt solid #000000" fo:border-right="1.5pt solid #000000" fo:border-top="0.74pt solid #000000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4"/>
        <table:table-column table:style-name="co2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19"/>
        <table:table-column table:style-name="co2" table:number-columns-repeated="1014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Block 0</text:p>
          </table:table-cell>
          <table:covered-table-cell table:number-columns-repeated="2"/>
          <table:covered-table-cell table:style-name="Default"/>
          <table:covered-table-cell/>
          <table:table-cell table:style-name="Default"/>
          <table:table-cell table:style-name="ce1" office:value-type="string" calcext:value-type="string" table:number-columns-spanned="5" table:number-rows-spanned="1">
            <text:p>Block 1</text:p>
          </table:table-cell>
          <table:covered-table-cell table:style-name="Default"/>
          <table:covered-table-cell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Inner domain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Ghost layer</text:p>
          </table:table-cell>
          <table:covered-table-cell/>
          <table:table-cell table:style-name="Default"/>
          <table:table-cell table:style-name="ce1" office:value-type="string" calcext:value-type="string" table:number-columns-spanned="2" table:number-rows-spanned="1">
            <text:p>Ghost layer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Inner domain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Flag Field</text:p>
          </table:table-cell>
          <table:table-cell/>
          <table:table-cell table:style-name="ce4" office:value-type="string" calcext:value-type="string">
            <text:p>G</text:p>
          </table:table-cell>
          <table:table-cell table:style-name="ce7" office:value-type="string" calcext:value-type="string">
            <text:p>I new</text:p>
          </table:table-cell>
          <table:table-cell table:style-name="ce11" office:value-type="string" calcext:value-type="string">
            <text:p>I old</text:p>
          </table:table-cell>
          <table:table-cell table:formula="of:=[.K5]" office:value-type="string" office:string-value="I old" calcext:value-type="string">
            <text:p>I old</text:p>
          </table:table-cell>
          <table:table-cell table:style-name="ce17" table:formula="of:=[.L5]" office:value-type="string" office:string-value="I new" calcext:value-type="string">
            <text:p>I new</text:p>
          </table:table-cell>
          <table:table-cell/>
          <table:table-cell table:style-name="ce17" table:formula="of:=[.D5]" office:value-type="string" office:string-value="I new" calcext:value-type="string">
            <text:p>I new</text:p>
          </table:table-cell>
          <table:table-cell table:formula="of:=[.E5]" office:value-type="string" office:string-value="I old" calcext:value-type="string">
            <text:p>I old</text:p>
          </table:table-cell>
          <table:table-cell table:style-name="ce4" office:value-type="string" calcext:value-type="string">
            <text:p>I old</text:p>
          </table:table-cell>
          <table:table-cell table:style-name="ce7" office:value-type="string" calcext:value-type="string">
            <text:p>I new</text:p>
          </table:table-cell>
          <table:table-cell table:style-name="ce11" office:value-type="string" calcext:value-type="string">
            <text:p>L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5" office:value-type="string" calcext:value-type="string">
            <text:p>L</text:p>
          </table:table-cell>
          <table:table-cell table:style-name="ce8" office:value-type="string" calcext:value-type="string">
            <text:p>L new</text:p>
          </table:table-cell>
          <table:table-cell table:style-name="ce12" office:value-type="string" calcext:value-type="string">
            <text:p>I old</text:p>
          </table:table-cell>
          <table:table-cell table:formula="of:=[.K6]" office:value-type="string" office:string-value="L new" calcext:value-type="string">
            <text:p>L new</text:p>
          </table:table-cell>
          <table:table-cell table:style-name="ce17" table:formula="of:=[.L6]" office:value-type="string" office:string-value="I new" calcext:value-type="string">
            <text:p>I new</text:p>
          </table:table-cell>
          <table:table-cell/>
          <table:table-cell table:style-name="ce17" table:formula="of:=[.D6]" office:value-type="string" office:string-value="L new" calcext:value-type="string">
            <text:p>L new</text:p>
          </table:table-cell>
          <table:table-cell table:formula="of:=[.E6]" office:value-type="string" office:string-value="I old" calcext:value-type="string">
            <text:p>I old</text:p>
          </table:table-cell>
          <table:table-cell table:style-name="ce20" office:value-type="string" calcext:value-type="string">
            <text:p>L new</text:p>
          </table:table-cell>
          <table:table-cell table:style-name="ce10" office:value-type="string" calcext:value-type="string">
            <text:p>I new</text:p>
          </table:table-cell>
          <table:table-cell table:style-name="ce12" office:value-type="string" calcext:value-type="string">
            <text:p>L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6" office:value-type="string" calcext:value-type="string">
            <text:p>L</text:p>
          </table:table-cell>
          <table:table-cell table:style-name="ce9" office:value-type="string" calcext:value-type="string">
            <text:p>I new</text:p>
          </table:table-cell>
          <table:table-cell table:style-name="ce13" office:value-type="string" calcext:value-type="string">
            <text:p>I old</text:p>
          </table:table-cell>
          <table:table-cell table:formula="of:=[.K7]" office:value-type="string" office:string-value="I new" calcext:value-type="string">
            <text:p>I new</text:p>
          </table:table-cell>
          <table:table-cell table:style-name="ce17" table:formula="of:=[.L7]" office:value-type="string" office:string-value="I new" calcext:value-type="string">
            <text:p>I new</text:p>
          </table:table-cell>
          <table:table-cell/>
          <table:table-cell table:style-name="ce17" table:formula="of:=[.D7]" office:value-type="string" office:string-value="I new" calcext:value-type="string">
            <text:p>I new</text:p>
          </table:table-cell>
          <table:table-cell table:formula="of:=[.E7]" office:value-type="string" office:string-value="I old" calcext:value-type="string">
            <text:p>I old</text:p>
          </table:table-cell>
          <table:table-cell table:style-name="ce6" office:value-type="string" calcext:value-type="string">
            <text:p>I new</text:p>
          </table:table-cell>
          <table:table-cell table:style-name="ce9" office:value-type="string" calcext:value-type="string">
            <text:p>I new</text:p>
          </table:table-cell>
          <table:table-cell table:style-name="ce13" office:value-type="string" calcext:value-type="string">
            <text:p>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Fill Level Field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style-name="ce11" office:value-type="float" office:value="0.5" calcext:value-type="float">
            <text:p>0.5</text:p>
          </table:table-cell>
          <table:table-cell table:formula="of:=[.K9]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7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5" office:value-type="float" office:value="1" calcext:value-type="float">
            <text:p>1</text:p>
          </table:table-cell>
          <table:table-cell table:style-name="ce10" office:value-type="float" office:value="1.1" calcext:value-type="float">
            <text:p>1.1</text:p>
          </table:table-cell>
          <table:table-cell table:style-name="ce12" office:value-type="float" office:value="0.5" calcext:value-type="float">
            <text:p>0.5</text:p>
          </table:table-cell>
          <table:table-cell table:formula="of:=[.K10]" office:value-type="float" office:value="1.2" calcext:value-type="float">
            <text:p>1.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5" office:value-type="float" office:value="1.2" calcext:value-type="float">
            <text:p>1.2</text:p>
          </table:table-cell>
          <table:table-cell table:style-name="ce10" office:value-type="float" office:value="0.5" calcext:value-type="float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formula="of:=[.K11]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Density Fiel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11" office:value-type="float" office:value="1.2" calcext:value-type="float">
            <text:p>1.2</text:p>
          </table:table-cell>
          <table:table-cell table:formula="of:=[.K13]" office:value-type="float" office:value="0.9" calcext:value-type="float">
            <text:p>0.9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4" office:value-type="float" office:value="0.9" calcext:value-type="float">
            <text:p>0.9</text:p>
          </table:table-cell>
          <table:table-cell table:style-name="ce7" office:value-type="float" office:value="0.8" calcext:value-type="float">
            <text:p>0.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.3" calcext:value-type="float">
            <text:p>1.3</text:p>
          </table:table-cell>
          <table:table-cell table:formula="of:=[.K14]" office:value-type="float" office:value="0.95" calcext:value-type="float">
            <text:p>0.9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5" office:value-type="float" office:value="0.95" calcext:value-type="float">
            <text:p>0.95</text:p>
          </table:table-cell>
          <table:table-cell table:style-name="ce10" office:value-type="float" office:value="0.7" calcext:value-type="float">
            <text:p>0.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6" office:value-type="float" office:value="1" calcext:value-type="float">
            <text:p>1</text:p>
          </table:table-cell>
          <table:table-cell table:style-name="ce9" office:value-type="float" office:value="1.5" calcext:value-type="float">
            <text:p>1.5</text:p>
          </table:table-cell>
          <table:table-cell table:style-name="ce13" office:value-type="float" office:value="1.4" calcext:value-type="float">
            <text:p>1.4</text:p>
          </table:table-cell>
          <table:table-cell table:formula="of:=[.K15]"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Normal Field</text:p>
          </table:table-cell>
          <table:table-cell/>
          <table:table-cell table:style-name="ce4"/>
          <table:table-cell table:style-name="ce7"/>
          <table:table-cell table:style-name="ce11"/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7"/>
          <table:table-cell table:style-name="ce11"/>
          <table:table-cell table:number-columns-repeated="1011"/>
        </table:table-row>
        <table:table-row table:style-name="ro1">
          <table:covered-table-cell/>
          <table:table-cell/>
          <table:table-cell table:style-name="ce5"/>
          <table:table-cell table:style-name="ce10" office:value-type="string" calcext:value-type="string">
            <text:p><text:span text:style-name="T1">(0.71, 0.71</text:span>)</text:p>
          </table:table-cell>
          <table:table-cell table:style-name="ce12"/>
          <table:table-cell table:formula="of:=[.K18]" office:value-type="string" office:string-value="(0.71, 0.71)" calcext:value-type="string">
            <text:p>(0.71, 0.71)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(0.71, 0.71)</text:p>
          </table:table-cell>
          <table:table-cell table:style-name="ce10"/>
          <table:table-cell table:style-name="ce12"/>
          <table:table-cell table:number-columns-repeated="1011"/>
        </table:table-row>
        <table:table-row table:style-name="ro1">
          <table:covered-table-cell/>
          <table:table-cell/>
          <table:table-cell table:style-name="ce6"/>
          <table:table-cell table:style-name="ce9"/>
          <table:table-cell table:style-name="ce13"/>
          <table:table-cell table:number-columns-repeated="2"/>
          <table:table-cell table:style-name="Default"/>
          <table:table-cell table:number-columns-repeated="2"/>
          <table:table-cell table:style-name="ce6"/>
          <table:table-cell table:style-name="ce9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n * e_i</text:p>
            <text:p>(not an actual field =&gt; ghost layer is not synchronized)</text:p>
          </table:table-cell>
          <table:table-cell/>
          <table:table-cell table:style-name="ce4"/>
          <table:table-cell table:style-name="ce7" table:formula="of:=0.71*0+0.71" office:value-type="float" office:value="0.71" calcext:value-type="float">
            <text:p>0.71</text:p>
          </table:table-cell>
          <table:table-cell table:style-name="ce11" table:formula="of:=0.71*1+0.71*1" office:value-type="float" office:value="1.42" calcext:value-type="float">
            <text:p>1.42</text:p>
          </table:table-cell>
          <table:table-cell table:style-name="ce15"/>
          <table:table-cell/>
          <table:table-cell table:style-name="Default"/>
          <table:table-cell/>
          <table:table-cell table:style-name="ce15" table:formula="of:=0.71*-1+0.71*1" office:value-type="float" office:value="0" calcext:value-type="float">
            <text:p>0</text:p>
          </table:table-cell>
          <table:table-cell table:style-name="ce4" table:formula="of:=0.71*0+0.71*1" office:value-type="float" office:value="0.71" calcext:value-type="float">
            <text:p>0.71</text:p>
          </table:table-cell>
          <table:table-cell table:style-name="ce7" table:formula="of:=0.71*1+0.71*1" office:value-type="float" office:value="1.42" calcext:value-type="float">
            <text:p>1.42</text:p>
          </table:table-cell>
          <table:table-cell table:style-name="ce11"/>
          <table:table-cell table:number-columns-repeated="1011"/>
        </table:table-row>
        <table:table-row table:style-name="ro1">
          <table:covered-table-cell/>
          <table:table-cell/>
          <table:table-cell table:style-name="ce5"/>
          <table:table-cell table:style-name="ce10"/>
          <table:table-cell table:style-name="ce12" table:formula="of:=0.71*1+0.71*0" office:value-type="float" office:value="0.71" calcext:value-type="float">
            <text:p>0.71</text:p>
          </table:table-cell>
          <table:table-cell table:style-name="ce16"/>
          <table:table-cell/>
          <table:table-cell table:style-name="Default"/>
          <table:table-cell/>
          <table:table-cell table:style-name="ce15" table:formula="of:=0.71*-1+0.71*0" office:value-type="float" office:value="-0.71" calcext:value-type="float">
            <text:p>-0.71</text:p>
          </table:table-cell>
          <table:table-cell table:style-name="ce5"/>
          <table:table-cell table:style-name="ce10" table:formula="of:=0.71*1+0.71*0" office:value-type="float" office:value="0.71" calcext:value-type="float">
            <text:p>0.71</text:p>
          </table:table-cell>
          <table:table-cell table:style-name="ce12"/>
          <table:table-cell table:number-columns-repeated="1011"/>
        </table:table-row>
        <table:table-row table:style-name="ro1">
          <table:covered-table-cell/>
          <table:table-cell/>
          <table:table-cell table:style-name="ce6"/>
          <table:table-cell table:style-name="ce9" table:formula="of:=0.71*0+0.71*-1" office:value-type="float" office:value="-0.71" calcext:value-type="float">
            <text:p>-0.71</text:p>
          </table:table-cell>
          <table:table-cell table:style-name="ce13" table:formula="of:=0.71*1+0.71*-1" office:value-type="float" office:value="0" calcext:value-type="float">
            <text:p>0</text:p>
          </table:table-cell>
          <table:table-cell table:style-name="ce15"/>
          <table:table-cell/>
          <table:table-cell table:style-name="Default"/>
          <table:table-cell/>
          <table:table-cell table:style-name="ce15" table:formula="of:=0.71*-1+0.71*-1" office:value-type="float" office:value="-1.42" calcext:value-type="float">
            <text:p>-1.42</text:p>
          </table:table-cell>
          <table:table-cell table:style-name="ce6" table:formula="of:=0.71*0+0.71*-1" office:value-type="float" office:value="-0.71" calcext:value-type="float">
            <text:p>-0.71</text:p>
          </table:table-cell>
          <table:table-cell table:style-name="ce9" table:formula="of:=0.71*1+0.71*-1" office:value-type="float" office:value="0" calcext:value-type="float">
            <text:p>0</text:p>
          </table:table-cell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ExcessMass</text:p>
            <text:p>(values in gray only used for LiquidAndInterface)</text:p>
          </table:table-cell>
          <table:table-cell/>
          <table:table-cell table:style-name="ce4"/>
          <table:table-cell table:style-name="ce7"/>
          <table:table-cell table:style-name="ce11"/>
          <table:table-cell table:number-columns-repeated="5"/>
          <table:table-cell table:style-name="ce4"/>
          <table:table-cell table:style-name="ce7"/>
          <table:table-cell table:style-name="ce45" office:value-type="float" office:value="0.01" calcext:value-type="float">
            <text:p>0.01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29" office:value-type="float" office:value="0.1" calcext:value-type="float">
            <text:p>0.1</text:p>
          </table:table-cell>
          <table:table-cell table:style-name="ce10" table:formula="of:=([.D10]-1)*[.D14]" office:value-type="float" office:value="0.1" calcext:value-type="float">
            <text:p>0.1</text:p>
          </table:table-cell>
          <table:table-cell table:style-name="ce12"/>
          <table:table-cell table:formula="of:=[.K26]" office:value-type="float" office:value="0.19" calcext:value-type="float">
            <text:p>0.19</text:p>
          </table:table-cell>
          <table:table-cell table:number-columns-repeated="4"/>
          <table:table-cell table:style-name="ce5" table:formula="of:=([.K10]-1)*[.K14]" office:value-type="float" office:value="0.19" calcext:value-type="float">
            <text:p>0.19</text:p>
          </table:table-cell>
          <table:table-cell table:style-name="ce10"/>
          <table:table-cell table:style-name="ce46" office:value-type="float" office:value="0.02" calcext:value-type="float">
            <text:p>0.02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30" office:value-type="float" office:value="0.2" calcext:value-type="float">
            <text:p>0.2</text:p>
          </table:table-cell>
          <table:table-cell table:style-name="ce9"/>
          <table:table-cell table:style-name="ce13"/>
          <table:table-cell table:number-columns-repeated="5"/>
          <table:table-cell table:style-name="ce6"/>
          <table:table-cell table:style-name="ce9"/>
          <table:table-cell table:style-name="ce47" office:value-type="float" office:value="0.03" calcext:value-type="float">
            <text:p>0.0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2" office:value-type="string" calcext:value-type="string">
            <text:p>TotalMass</text:p>
            <text:p>(without excess mass in liquid cells)</text:p>
          </table:table-cell>
          <table:table-cell table:style-name="ce25" table:formula="of:=SUMPRODUCT([.C9:.E11];[.C13:.E15])+SUMPRODUCT([.K9:.M11];[.K13:.M15])" office:value-type="float" office:value="12.24" calcext:value-type="float">
            <text:p>12.24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22" office:value-type="string" calcext:value-type="string">
            <text:p>TotalMass</text:p>
            <text:p>(including excess mass in liquid cells)</text:p>
          </table:table-cell>
          <table:table-cell table:style-name="ce25" table:formula="of:=[.B29]+SUM([.C26:.C27])+SUM([.M25:.M27])" office:value-type="float" office:value="12.6" calcext:value-type="float">
            <text:p>12.6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style-name="ce24"/>
          <table:table-cell table:style-name="ce24" office:value-type="string" calcext:value-type="string">
            <text:p>Total Mass</text:p>
          </table:table-cell>
          <table:table-cell table:style-name="ce24" table:number-columns-repeated="102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All</text:p>
          </table:table-cell>
          <table:table-cell table:style-name="ce1" table:formula="of:=SUMPRODUCT([.C36:.E38];[.$C$13:.$E$15])+SUMPRODUCT([.K36:.M38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5)/[.D13]" office:value-type="float" office:value="0.518181818181818" calcext:value-type="float">
            <text:p>0.518181818181818</text:p>
          </table:table-cell>
          <table:table-cell table:style-name="ce11" table:formula="of:=([.E9]*[.E13]+[.$D$26]/5+[.$F$26]/8)/[.E13]" office:value-type="float" office:value="0.536458333333333" calcext:value-type="float">
            <text:p>0.536458333333333</text:p>
          </table:table-cell>
          <table:table-cell table:formula="of:=[.K36]" office:value-type="float" office:value="0.526388888888889" calcext:value-type="float">
            <text:p>0.526388888888889</text:p>
          </table:table-cell>
          <table:table-cell table:number-columns-repeated="3"/>
          <table:table-cell table:formula="of:=[.E36]" office:value-type="float" office:value="0.536458333333333" calcext:value-type="float">
            <text:p>0.536458333333333</text:p>
          </table:table-cell>
          <table:table-cell table:style-name="ce4" table:formula="of:=([.K9]*[.K13]+[.$K$26]/8)/[.K13]" office:value-type="float" office:value="0.526388888888889" calcext:value-type="float">
            <text:p>0.526388888888889</text:p>
          </table:table-cell>
          <table:table-cell table:style-name="ce7" table:formula="of:=([.L9]*[.L13]+[.$K$26]/8)/[.L13]" office:value-type="float" office:value="0.5296875" calcext:value-type="float">
            <text:p>0.529687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/5+[.$F$26]/8)/[.E14]" office:value-type="float" office:value="0.533653846153846" calcext:value-type="float">
            <text:p>0.533653846153846</text:p>
          </table:table-cell>
          <table:table-cell table:formula="of:=[.K37]" office:value-type="float" office:value="1" calcext:value-type="float">
            <text:p>1</text:p>
          </table:table-cell>
          <table:table-cell table:number-columns-repeated="3"/>
          <table:table-cell table:formula="of:=[.E37]" office:value-type="float" office:value="0.533653846153846" calcext:value-type="float">
            <text:p>0.533653846153846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8)/[.L14]" office:value-type="float" office:value="0.533928571428571" calcext:value-type="float">
            <text:p>0.53392857142857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5)/[.D15]" office:value-type="float" office:value="0.513333333333333" calcext:value-type="float">
            <text:p>0.513333333333333</text:p>
          </table:table-cell>
          <table:table-cell table:style-name="ce13" table:formula="of:=([.E11]*[.E15]+[.$D$26]/5+[.$F$26]/8)/[.E15]" office:value-type="float" office:value="0.53125" calcext:value-type="float">
            <text:p>0.53125</text:p>
          </table:table-cell>
          <table:table-cell table:formula="of:=[.K38]" office:value-type="float" office:value="0.5475" calcext:value-type="float">
            <text:p>0.5475</text:p>
          </table:table-cell>
          <table:table-cell table:number-columns-repeated="3"/>
          <table:table-cell table:formula="of:=[.E38]" office:value-type="float" office:value="0.53125" calcext:value-type="float">
            <text:p>0.53125</text:p>
          </table:table-cell>
          <table:table-cell table:style-name="ce6" table:formula="of:=([.K11]*[.K15]+[.$K$26]/8)/[.K15]" office:value-type="float" office:value="0.5475" calcext:value-type="float">
            <text:p>0.5475</text:p>
          </table:table-cell>
          <table:table-cell table:style-name="ce9" table:formula="of:=([.L11]*[.L15]+[.$K$26]/8)/[.L15]" office:value-type="float" office:value="0.539583333333333" calcext:value-type="float">
            <text:p>0.53958333333333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Old</text:p>
          </table:table-cell>
          <table:table-cell table:style-name="ce1" table:formula="of:=SUMPRODUCT([.C40:.E42];[.$C$13:.$E$15])+SUMPRODUCT([.K40:.M42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[.D9]" office:value-type="float" office:value="0.5" calcext:value-type="float">
            <text:p>0.5</text:p>
          </table:table-cell>
          <table:table-cell table:style-name="ce11" table:formula="of:=([.E9]*[.E13]+[.$D$26]/3+[.$F$26]/4)/[.E13]" office:value-type="float" office:value="0.567361111111111" calcext:value-type="float">
            <text:p>0.567361111111111</text:p>
          </table:table-cell>
          <table:table-cell table:formula="of:=[.K40]" office:value-type="float" office:value="0.552777777777778" calcext:value-type="float">
            <text:p>0.552777777777778</text:p>
          </table:table-cell>
          <table:table-cell table:number-columns-repeated="3"/>
          <table:table-cell table:formula="of:=[.E40]" office:value-type="float" office:value="0.567361111111111" calcext:value-type="float">
            <text:p>0.567361111111111</text:p>
          </table:table-cell>
          <table:table-cell table:style-name="ce4" table:formula="of:=([.K9]*[.K13]+[.$K$26]/4)/[.K13]" office:value-type="float" office:value="0.552777777777778" calcext:value-type="float">
            <text:p>0.552777777777778</text:p>
          </table:table-cell>
          <table:table-cell table:style-name="ce7" table:formula="of:=[.L9]" office:value-type="float" office:value="0.5" calcext:value-type="float">
            <text:p>0.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/3+[.$F$26]/4)/[.E14]" office:value-type="float" office:value="0.562179487179487" calcext:value-type="float">
            <text:p>0.562179487179487</text:p>
          </table:table-cell>
          <table:table-cell table:formula="of:=[.K41]" office:value-type="float" office:value="1" calcext:value-type="float">
            <text:p>1</text:p>
          </table:table-cell>
          <table:table-cell table:number-columns-repeated="3"/>
          <table:table-cell table:formula="of:=[.E41]" office:value-type="float" office:value="0.562179487179487" calcext:value-type="float">
            <text:p>0.562179487179487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[.L10]" office:value-type="float" office:value="0.5" calcext:value-type="float">
            <text:p>0.5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[.D11]" office:value-type="float" office:value="0.5" calcext:value-type="float">
            <text:p>0.5</text:p>
          </table:table-cell>
          <table:table-cell table:style-name="ce13" table:formula="of:=([.E11]*[.E15]+[.$D$26]/3+[.$F$26]/4)/[.E15]" office:value-type="float" office:value="0.557738095238095" calcext:value-type="float">
            <text:p>0.557738095238095</text:p>
          </table:table-cell>
          <table:table-cell table:formula="of:=[.K42]" office:value-type="float" office:value="0.5" calcext:value-type="float">
            <text:p>0.5</text:p>
          </table:table-cell>
          <table:table-cell table:number-columns-repeated="3"/>
          <table:table-cell table:formula="of:=[.E42]" office:value-type="float" office:value="0.557738095238095" calcext:value-type="float">
            <text:p>0.557738095238095</text:p>
          </table:table-cell>
          <table:table-cell table:style-name="ce6" table:formula="of:=[.K11]" office:value-type="float" office:value="0.5" calcext:value-type="float">
            <text:p>0.5</text:p>
          </table:table-cell>
          <table:table-cell table:style-name="ce9" table:formula="of:=[.L11]" office:value-type="float" office:value="0.5" calcext:value-type="float">
            <text:p>0.5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New</text:p>
          </table:table-cell>
          <table:table-cell table:style-name="ce1" table:formula="of:=SUMPRODUCT([.C44:.E46];[.$C$13:.$E$15])+SUMPRODUCT([.K44:.M46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2)/[.D13]" office:value-type="float" office:value="0.545454545454546" calcext:value-type="float">
            <text:p>0.545454545454546</text:p>
          </table:table-cell>
          <table:table-cell table:style-name="ce11" table:formula="of:=[.E9]" office:value-type="float" office:value="0.5" calcext:value-type="float">
            <text:p>0.5</text:p>
          </table:table-cell>
          <table:table-cell table:formula="of:=[.K44]" office:value-type="float" office:value="0.5" calcext:value-type="float">
            <text:p>0.5</text:p>
          </table:table-cell>
          <table:table-cell table:number-columns-repeated="3"/>
          <table:table-cell table:formula="of:=[.E44]" office:value-type="float" office:value="0.5" calcext:value-type="float">
            <text:p>0.5</text:p>
          </table:table-cell>
          <table:table-cell table:style-name="ce4" table:formula="of:=[.K9]" office:value-type="float" office:value="0.5" calcext:value-type="float">
            <text:p>0.5</text:p>
          </table:table-cell>
          <table:table-cell table:style-name="ce7" table:formula="of:=([.L9]*[.L13]+[.$K$26]/4)/[.L13]" office:value-type="float" office:value="0.559375" calcext:value-type="float">
            <text:p>0.55937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[.E10]" office:value-type="float" office:value="0.5" calcext:value-type="float">
            <text:p>0.5</text:p>
          </table:table-cell>
          <table:table-cell table:formula="of:=[.K45]" office:value-type="float" office:value="1" calcext:value-type="float">
            <text:p>1</text:p>
          </table:table-cell>
          <table:table-cell table:number-columns-repeated="3"/>
          <table:table-cell table:formula="of:=[.E45]" office:value-type="float" office:value="0.5" calcext:value-type="float">
            <text:p>0.5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4)/[.L14]" office:value-type="float" office:value="0.567857142857143" calcext:value-type="float">
            <text:p>0.567857142857143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2)/[.D15]" office:value-type="float" office:value="0.533333333333333" calcext:value-type="float">
            <text:p>0.533333333333333</text:p>
          </table:table-cell>
          <table:table-cell table:style-name="ce13" table:formula="of:=[.E11]" office:value-type="float" office:value="0.5" calcext:value-type="float">
            <text:p>0.5</text:p>
          </table:table-cell>
          <table:table-cell table:formula="of:=[.K46]" office:value-type="float" office:value="0.595" calcext:value-type="float">
            <text:p>0.595</text:p>
          </table:table-cell>
          <table:table-cell table:number-columns-repeated="3"/>
          <table:table-cell table:formula="of:=[.E46]" office:value-type="float" office:value="0.5" calcext:value-type="float">
            <text:p>0.5</text:p>
          </table:table-cell>
          <table:table-cell table:style-name="ce6" table:formula="of:=([.K11]*[.K15]+[.$K$26]/4)/[.K15]" office:value-type="float" office:value="0.595" calcext:value-type="float">
            <text:p>0.595</text:p>
          </table:table-cell>
          <table:table-cell table:style-name="ce9" table:formula="of:=([.L11]*[.L15]+[.$K$26]/4)/[.L15]" office:value-type="float" office:value="0.579166666666667" calcext:value-type="float">
            <text:p>0.579166666666667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WeightedAll</text:p>
          </table:table-cell>
          <table:table-cell table:style-name="ce1" table:formula="of:=SUMPRODUCT([.C50:.E52];[.$C$13:.$E$15])+SUMPRODUCT([.K50:.M52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*[.D21]/SUM([.$D$21:.$E$21];[.$E$22]))/[.D13]" office:value-type="float" office:value="0.522727272727273" calcext:value-type="float">
            <text:p>0.522727272727273</text:p>
          </table:table-cell>
          <table:table-cell table:style-name="ce11" table:formula="of:=([.E9]*[.E13]+[.$D$26]*[.E21]/SUM([.$D$21:.$E$21];[.$E$22]))/[.E13]" office:value-type="float" office:value="0.541666666666667" calcext:value-type="float">
            <text:p>0.541666666666667</text:p>
          </table:table-cell>
          <table:table-cell table:formula="of:=[.K50]" office:value-type="float" office:value="0.552777777777778" calcext:value-type="float">
            <text:p>0.552777777777778</text:p>
          </table:table-cell>
          <table:table-cell table:number-columns-repeated="3"/>
          <table:table-cell table:formula="of:=[.E50]" office:value-type="float" office:value="0.541666666666667" calcext:value-type="float">
            <text:p>0.541666666666667</text:p>
          </table:table-cell>
          <table:table-cell table:style-name="ce4" table:formula="of:=([.K9]*[.K13]+[.$K$26]*[.K21]/SUM([.$K$21:.$L$21];[.$L$22]))/[.K13]" office:value-type="float" office:value="0.552777777777778" calcext:value-type="float">
            <text:p>0.552777777777778</text:p>
          </table:table-cell>
          <table:table-cell table:style-name="ce7" table:formula="of:=([.L9]*[.L13]+[.$K$26]*[.L21]/SUM([.$K$21:.$L$21];[.$L$22]))/[.L13]" office:value-type="float" office:value="0.61875" calcext:value-type="float">
            <text:p>0.6187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*[.E22]/SUM([.$D$21:.$E$21];[.$E$22]))/[.E14]" office:value-type="float" office:value="0.519230769230769" calcext:value-type="float">
            <text:p>0.519230769230769</text:p>
          </table:table-cell>
          <table:table-cell table:formula="of:=[.K51]" office:value-type="float" office:value="1" calcext:value-type="float">
            <text:p>1</text:p>
          </table:table-cell>
          <table:table-cell table:number-columns-repeated="3"/>
          <table:table-cell table:formula="of:=[.E51]" office:value-type="float" office:value="0.519230769230769" calcext:value-type="float">
            <text:p>0.519230769230769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*[.L22]/SUM([.$K$21:.$L$21];[.$L$22]))/[.L14]" office:value-type="float" office:value="0.567857142857143" calcext:value-type="float">
            <text:p>0.567857142857143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[.D11]+0" office:value-type="float" office:value="0.5" calcext:value-type="float">
            <text:p>0.5</text:p>
          </table:table-cell>
          <table:table-cell table:style-name="ce13" table:formula="of:=([.E11]*[.E15]+[.$D$26]*[.E23]/SUM([.$D$21:.$E$21];[.$E$22]))/[.E15]" office:value-type="float" office:value="0.5" calcext:value-type="float">
            <text:p>0.5</text:p>
          </table:table-cell>
          <table:table-cell table:formula="of:=[.K52]" office:value-type="float" office:value="0.5" calcext:value-type="float">
            <text:p>0.5</text:p>
          </table:table-cell>
          <table:table-cell table:number-columns-repeated="3"/>
          <table:table-cell table:formula="of:=[.E52]" office:value-type="float" office:value="0.5" calcext:value-type="float">
            <text:p>0.5</text:p>
          </table:table-cell>
          <table:table-cell table:style-name="ce6" table:formula="of:=[.K11]+0" office:value-type="float" office:value="0.5" calcext:value-type="float">
            <text:p>0.5</text:p>
          </table:table-cell>
          <table:table-cell table:style-name="ce9" table:formula="of:=([.L11]*[.L15]+[.$K$26]*[.L23]/SUM([.$K$21:.$L$21];[.$L$22]))/[.L15]" office:value-type="float" office:value="0.5" calcext:value-type="float">
            <text:p>0.5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WeightedOld</text:p>
          </table:table-cell>
          <table:table-cell table:style-name="ce1" table:formula="of:=SUMPRODUCT([.C54:.E56];[.$C$13:.$E$15])+SUMPRODUCT([.K54:.M56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[.D9]" office:value-type="float" office:value="0.5" calcext:value-type="float">
            <text:p>0.5</text:p>
          </table:table-cell>
          <table:table-cell table:style-name="ce11" table:formula="of:=([.E9]*[.E13]+[.$D$26]*[.E21]/SUM([.$E$21:.$E$22]))/[.E13]" office:value-type="float" office:value="0.555555555555556" calcext:value-type="float">
            <text:p>0.555555555555556</text:p>
          </table:table-cell>
          <table:table-cell table:formula="of:=[.K54]" office:value-type="float" office:value="0.711111111111111" calcext:value-type="float">
            <text:p>0.711111111111111</text:p>
          </table:table-cell>
          <table:table-cell table:number-columns-repeated="3"/>
          <table:table-cell table:formula="of:=[.E54]" office:value-type="float" office:value="0.555555555555556" calcext:value-type="float">
            <text:p>0.555555555555556</text:p>
          </table:table-cell>
          <table:table-cell table:style-name="ce4" table:formula="of:=([.K9]*[.K13]+[.$K$26]*[.K21]/SUM([.$K$21]))/[.K13]" office:value-type="float" office:value="0.711111111111111" calcext:value-type="float">
            <text:p>0.711111111111111</text:p>
          </table:table-cell>
          <table:table-cell table:style-name="ce7" table:formula="of:=[.L9]" office:value-type="float" office:value="0.5" calcext:value-type="float">
            <text:p>0.5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*[.E22]/SUM([.$E$21:.$E$22]))/[.E14]" office:value-type="float" office:value="0.525641025641026" calcext:value-type="float">
            <text:p>0.525641025641026</text:p>
          </table:table-cell>
          <table:table-cell table:formula="of:=[.K55]" office:value-type="float" office:value="1" calcext:value-type="float">
            <text:p>1</text:p>
          </table:table-cell>
          <table:table-cell table:number-columns-repeated="3"/>
          <table:table-cell table:formula="of:=[.E55]" office:value-type="float" office:value="0.525641025641026" calcext:value-type="float">
            <text:p>0.525641025641026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[.L10]" office:value-type="float" office:value="0.5" calcext:value-type="float">
            <text:p>0.5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[.D11]+0" office:value-type="float" office:value="0.5" calcext:value-type="float">
            <text:p>0.5</text:p>
          </table:table-cell>
          <table:table-cell table:style-name="ce13" table:formula="of:=[.E11]" office:value-type="float" office:value="0.5" calcext:value-type="float">
            <text:p>0.5</text:p>
          </table:table-cell>
          <table:table-cell table:formula="of:=[.K56]" office:value-type="float" office:value="0.5" calcext:value-type="float">
            <text:p>0.5</text:p>
          </table:table-cell>
          <table:table-cell table:number-columns-repeated="3"/>
          <table:table-cell table:formula="of:=[.E56]" office:value-type="float" office:value="0.5" calcext:value-type="float">
            <text:p>0.5</text:p>
          </table:table-cell>
          <table:table-cell table:style-name="ce6" table:formula="of:=[.K11]" office:value-type="float" office:value="0.5" calcext:value-type="float">
            <text:p>0.5</text:p>
          </table:table-cell>
          <table:table-cell table:style-name="ce9" table:formula="of:=[.L11]" office:value-type="float" office:value="0.5" calcext:value-type="float">
            <text:p>0.5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WeightedNew</text:p>
          </table:table-cell>
          <table:table-cell table:style-name="ce1" table:formula="of:=SUMPRODUCT([.C58:.E60];[.$C$13:.$E$15])+SUMPRODUCT([.K58:.M60];[.$K$13:.$M$15])" office:value-type="float" office:value="12.24" calcext:value-type="float" table:number-columns-spanned="1" table:number-rows-spanned="3">
            <text:p>12.24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*[.D21]/SUM([.$D$21]))/[.D13]" office:value-type="float" office:value="0.590909090909091" calcext:value-type="float">
            <text:p>0.590909090909091</text:p>
          </table:table-cell>
          <table:table-cell table:style-name="ce11" table:formula="of:=[.E9]" office:value-type="float" office:value="0.5" calcext:value-type="float">
            <text:p>0.5</text:p>
          </table:table-cell>
          <table:table-cell table:formula="of:=[.K58]" office:value-type="float" office:value="0.5" calcext:value-type="float">
            <text:p>0.5</text:p>
          </table:table-cell>
          <table:table-cell table:number-columns-repeated="3"/>
          <table:table-cell table:formula="of:=[.E58]" office:value-type="float" office:value="0.5" calcext:value-type="float">
            <text:p>0.5</text:p>
          </table:table-cell>
          <table:table-cell table:style-name="ce4" table:formula="of:=[.K9]" office:value-type="float" office:value="0.5" calcext:value-type="float">
            <text:p>0.5</text:p>
          </table:table-cell>
          <table:table-cell table:style-name="ce7" table:formula="of:=([.L9]*[.L13]+[.$K$26]*[.L21]/SUM([.$L$21:.$L$22]))/[.L13]" office:value-type="float" office:value="0.658333333333333" calcext:value-type="float">
            <text:p>0.658333333333333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[.E10]" office:value-type="float" office:value="0.5" calcext:value-type="float">
            <text:p>0.5</text:p>
          </table:table-cell>
          <table:table-cell table:formula="of:=[.K59]" office:value-type="float" office:value="1" calcext:value-type="float">
            <text:p>1</text:p>
          </table:table-cell>
          <table:table-cell table:number-columns-repeated="3"/>
          <table:table-cell table:formula="of:=[.E59]" office:value-type="float" office:value="0.5" calcext:value-type="float">
            <text:p>0.5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*[.L22]/SUM([.$L$21:.$L$22]))/[.L14]" office:value-type="float" office:value="0.59047619047619" calcext:value-type="float">
            <text:p>0.59047619047619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[.D11]" office:value-type="float" office:value="0.5" calcext:value-type="float">
            <text:p>0.5</text:p>
          </table:table-cell>
          <table:table-cell table:style-name="ce13" table:formula="of:=[.E11]" office:value-type="float" office:value="0.5" calcext:value-type="float">
            <text:p>0.5</text:p>
          </table:table-cell>
          <table:table-cell table:formula="of:=[.K60]" office:value-type="float" office:value="0.5" calcext:value-type="float">
            <text:p>0.5</text:p>
          </table:table-cell>
          <table:table-cell table:number-columns-repeated="3"/>
          <table:table-cell table:formula="of:=[.E60]" office:value-type="float" office:value="0.5" calcext:value-type="float">
            <text:p>0.5</text:p>
          </table:table-cell>
          <table:table-cell table:style-name="ce6" table:formula="of:=[.K11]" office:value-type="float" office:value="0.5" calcext:value-type="float">
            <text:p>0.5</text:p>
          </table:table-cell>
          <table:table-cell table:style-name="ce9" table:formula="of:=([.L11]*[.L15]+[.$K$26]*[.L23]/SUM([.$L$21:.$L$22]))/[.L15]" office:value-type="float" office:value="0.5" calcext:value-type="float">
            <text:p>0.5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AllInterfaceAndLiquid</text:p>
          </table:table-cell>
          <table:table-cell table:style-name="ce1" table:formula="of:=SUMPRODUCT([.C64:.E66];[.$C$13:.$E$15])+SUMPRODUCT([.K64:.M66];[.$K$13:.$M$15])+SUM([.C68:.E70])+SUM([.K68:.M70])" office:value-type="float" office:value="12.6" calcext:value-type="float" table:number-columns-spanned="1" table:number-rows-spanned="3">
            <text:p>12.6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7+[.$C$26]/4)/[.D13]" office:value-type="float" office:value="0.535714285714286" calcext:value-type="float">
            <text:p>0.535714285714286</text:p>
          </table:table-cell>
          <table:table-cell table:style-name="ce11" table:formula="of:=([.E9]*[.E13]+[.$D$26]/7+[.$F$26]/8)/[.E13]" office:value-type="float" office:value="0.531696428571429" calcext:value-type="float">
            <text:p>0.531696428571429</text:p>
          </table:table-cell>
          <table:table-cell table:formula="of:=[.K64]" office:value-type="float" office:value="0.526388888888889" calcext:value-type="float">
            <text:p>0.526388888888889</text:p>
          </table:table-cell>
          <table:table-cell table:number-columns-repeated="3"/>
          <table:table-cell table:formula="of:=[.E64]" office:value-type="float" office:value="0.531696428571429" calcext:value-type="float">
            <text:p>0.531696428571429</text:p>
          </table:table-cell>
          <table:table-cell table:style-name="ce4" table:formula="of:=([.K9]*[.K13]+[.$K$26]/8)/[.K13]" office:value-type="float" office:value="0.526388888888889" calcext:value-type="float">
            <text:p>0.526388888888889</text:p>
          </table:table-cell>
          <table:table-cell table:style-name="ce7" table:formula="of:=([.L9]*[.L13]+[.$K$26]/8+[.$M$25]/3+[.$M$26]/5)/[.L13]" office:value-type="float" office:value="0.538854166666667" calcext:value-type="float">
            <text:p>0.538854166666667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/7+[.$F$26]/8)/[.E14]" office:value-type="float" office:value="0.529258241758242" calcext:value-type="float">
            <text:p>0.529258241758242</text:p>
          </table:table-cell>
          <table:table-cell table:formula="of:=[.K65]" office:value-type="float" office:value="1" calcext:value-type="float">
            <text:p>1</text:p>
          </table:table-cell>
          <table:table-cell table:number-columns-repeated="3"/>
          <table:table-cell table:formula="of:=[.E65]" office:value-type="float" office:value="0.529258241758242" calcext:value-type="float">
            <text:p>0.529258241758242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8+[.$M$25]/3+[.$M$26]/5+[.$M$27]/3)/[.L14]" office:value-type="float" office:value="0.558690476190476" calcext:value-type="float">
            <text:p>0.55869047619047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7+[.$C$26]/4+[.$C$27]/3)/[.D15]" office:value-type="float" office:value="0.570634920634921" calcext:value-type="float">
            <text:p>0.570634920634921</text:p>
          </table:table-cell>
          <table:table-cell table:style-name="ce13" table:formula="of:=([.E11]*[.E15]+[.$D$26]/7+[.$F$26]/8)/[.E15]" office:value-type="float" office:value="0.527168367346939" calcext:value-type="float">
            <text:p>0.527168367346939</text:p>
          </table:table-cell>
          <table:table-cell table:formula="of:=[.K66]" office:value-type="float" office:value="0.5475" calcext:value-type="float">
            <text:p>0.5475</text:p>
          </table:table-cell>
          <table:table-cell table:number-columns-repeated="3"/>
          <table:table-cell table:formula="of:=[.E66]" office:value-type="float" office:value="0.527168367346939" calcext:value-type="float">
            <text:p>0.527168367346939</text:p>
          </table:table-cell>
          <table:table-cell table:style-name="ce6" table:formula="of:=([.K11]*[.K15]+[.$K$26]/8)/[.K15]" office:value-type="float" office:value="0.5475" calcext:value-type="float">
            <text:p>0.5475</text:p>
          </table:table-cell>
          <table:table-cell table:style-name="ce9" table:formula="of:=([.L11]*[.L15]+[.$K$26]/8+[.$M$26]/5+[.$M$27]/3)/[.L15]" office:value-type="float" office:value="0.562916666666667" calcext:value-type="float">
            <text:p>0.56291666666666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Excess Mass Field</text:p>
            <text:p>EvenlyAllInterfaceAndLiquid</text:p>
          </table:table-cell>
          <table:table-cell/>
          <table:table-cell table:style-name="ce4"/>
          <table:table-cell table:style-name="ce7"/>
          <table:table-cell table:style-name="ce11"/>
          <table:table-cell table:formula="of:=[.K68]" office:value-type="float" office:value="0" calcext:value-type="float">
            <text:p>0</text:p>
          </table:table-cell>
          <table:table-cell table:number-columns-repeated="3"/>
          <table:table-cell table:formula="of:=[.E68]" office:value-type="float" office:value="0" calcext:value-type="float">
            <text:p>0</text:p>
          </table:table-cell>
          <table:table-cell table:style-name="ce4"/>
          <table:table-cell table:style-name="ce7"/>
          <table:table-cell table:style-name="ce11" table:formula="of:=[.$M$26]/5" office:value-type="float" office:value="0.004" calcext:value-type="float">
            <text:p>0.004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5" table:formula="of:=([.$D$26]/7+[.$C$27]/3)" office:value-type="float" office:value="0.080952380952381" calcext:value-type="float">
            <text:p>0.080952380952381</text:p>
          </table:table-cell>
          <table:table-cell table:style-name="ce10" table:formula="of:=([.$C$26]/4+[.$C$27]/3)" office:value-type="float" office:value="0.0916666666666667" calcext:value-type="float">
            <text:p>0.091666666666667</text:p>
          </table:table-cell>
          <table:table-cell table:style-name="ce12"/>
          <table:table-cell table:formula="of:=[.K69]" office:value-type="float" office:value="0" calcext:value-type="float">
            <text:p>0</text:p>
          </table:table-cell>
          <table:table-cell table:number-columns-repeated="3"/>
          <table:table-cell table:formula="of:=[.E69]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12" table:formula="of:=[.$M$25]/3+[.$M$27]/3" office:value-type="float" office:value="0.0133333333333333" calcext:value-type="float">
            <text:p>0.013333333333333</text:p>
          </table:table-cell>
          <table:table-cell table:number-columns-repeated="1011"/>
        </table:table-row>
        <table:table-row table:style-name="ro1">
          <table:covered-table-cell/>
          <table:table-cell/>
          <table:table-cell table:style-name="ce6" table:formula="of:=([.$D$26]/7+[.$C$26]/4)" office:value-type="float" office:value="0.0392857142857143" calcext:value-type="float">
            <text:p>0.039285714285714</text:p>
          </table:table-cell>
          <table:table-cell table:style-name="ce9"/>
          <table:table-cell table:style-name="ce13"/>
          <table:table-cell table:formula="of:=[.K70]" office:value-type="float" office:value="0" calcext:value-type="float">
            <text:p>0</text:p>
          </table:table-cell>
          <table:table-cell table:number-columns-repeated="3"/>
          <table:table-cell table:formula="of:=[.E70]" office:value-type="float" office:value="0" calcext:value-type="float">
            <text:p>0</text:p>
          </table:table-cell>
          <table:table-cell table:style-name="ce6"/>
          <table:table-cell table:style-name="ce9"/>
          <table:table-cell table:style-name="ce13" table:formula="of:=[.$M$26]/5" office:value-type="float" office:value="0.004" calcext:value-type="float">
            <text:p>0.004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AllInterfaceFallbackLiquid</text:p>
          </table:table-cell>
          <table:table-cell table:style-name="ce1" table:formula="of:=SUMPRODUCT([.C74:.E76];[.$C$13:.$E$15])+SUMPRODUCT([.K74:.M76];[.$K$13:.$M$15])+SUM([.C78:.E80])+SUM([.K78:.M80])" office:value-type="float" office:value="12.6" calcext:value-type="float" table:number-columns-spanned="1" table:number-rows-spanned="3">
            <text:p>12.6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5+[.$C$26]/2)/[.D13]" office:value-type="float" office:value="0.563636363636364" calcext:value-type="float">
            <text:p>0.563636363636364</text:p>
          </table:table-cell>
          <table:table-cell table:style-name="ce11" table:formula="of:=([.E9]*[.E13]+[.$D$26]/5+[.$F$26]/8)/[.E13]" office:value-type="float" office:value="0.536458333333333" calcext:value-type="float">
            <text:p>0.536458333333333</text:p>
          </table:table-cell>
          <table:table-cell table:formula="of:=[.K74]" office:value-type="float" office:value="0.526388888888889" calcext:value-type="float">
            <text:p>0.526388888888889</text:p>
          </table:table-cell>
          <table:table-cell table:number-columns-repeated="3"/>
          <table:table-cell table:formula="of:=[.E74]" office:value-type="float" office:value="0.536458333333333" calcext:value-type="float">
            <text:p>0.536458333333333</text:p>
          </table:table-cell>
          <table:table-cell table:style-name="ce4" table:formula="of:=([.K9]*[.K13]+[.$K$26]/8)/[.K13]" office:value-type="float" office:value="0.526388888888889" calcext:value-type="float">
            <text:p>0.526388888888889</text:p>
          </table:table-cell>
          <table:table-cell table:style-name="ce7" table:formula="of:=([.L9]*[.L13]+[.$K$26]/8+[.$M$25]/2+[.$M$26]/3)/[.L13]" office:value-type="float" office:value="0.544270833333333" calcext:value-type="float">
            <text:p>0.544270833333333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([.E10]*[.E14]+[.$D$26]/5+[.$F$26]/8)/[.E14]" office:value-type="float" office:value="0.533653846153846" calcext:value-type="float">
            <text:p>0.533653846153846</text:p>
          </table:table-cell>
          <table:table-cell table:formula="of:=[.K75]" office:value-type="float" office:value="1" calcext:value-type="float">
            <text:p>1</text:p>
          </table:table-cell>
          <table:table-cell table:number-columns-repeated="3"/>
          <table:table-cell table:formula="of:=[.E75]" office:value-type="float" office:value="0.533653846153846" calcext:value-type="float">
            <text:p>0.533653846153846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8+[.$M$25]/2+[.$M$26]/3+[.$M$27]/2)/[.L14]" office:value-type="float" office:value="0.57202380952381" calcext:value-type="float">
            <text:p>0.57202380952381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5+[.$C$26]/2+[.$C$27])/[.D15]" office:value-type="float" office:value="0.68" calcext:value-type="float">
            <text:p>0.68</text:p>
          </table:table-cell>
          <table:table-cell table:style-name="ce13" table:formula="of:=([.E11]*[.E15]+[.$D$26]/5+[.$F$26]/8)/[.E15]" office:value-type="float" office:value="0.53125" calcext:value-type="float">
            <text:p>0.53125</text:p>
          </table:table-cell>
          <table:table-cell table:formula="of:=[.K76]" office:value-type="float" office:value="0.5475" calcext:value-type="float">
            <text:p>0.5475</text:p>
          </table:table-cell>
          <table:table-cell table:number-columns-repeated="3"/>
          <table:table-cell table:formula="of:=[.E76]" office:value-type="float" office:value="0.53125" calcext:value-type="float">
            <text:p>0.53125</text:p>
          </table:table-cell>
          <table:table-cell table:style-name="ce6" table:formula="of:=([.K11]*[.K15]+[.$K$26]/8)/[.K15]" office:value-type="float" office:value="0.5475" calcext:value-type="float">
            <text:p>0.5475</text:p>
          </table:table-cell>
          <table:table-cell table:style-name="ce9" table:formula="of:=([.L11]*[.L15]+[.$K$26]/8+[.$M$26]/3+[.$M$27]/2)/[.L15]" office:value-type="float" office:value="0.575694444444444" calcext:value-type="float">
            <text:p>0.575694444444444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Excess Mass Field</text:p>
            <text:p><text:span text:style-name="T1">EvenlyAllInterfaceFallbackLiquid</text:span></text:p>
          </table:table-cell>
          <table:table-cell/>
          <table:table-cell table:style-name="ce4"/>
          <table:table-cell table:style-name="ce7"/>
          <table:table-cell table:style-name="ce11"/>
          <table:table-cell table:formula="of:=[.K78]" office:value-type="float" office:value="0" calcext:value-type="float">
            <text:p>0</text:p>
          </table:table-cell>
          <table:table-cell table:number-columns-repeated="3"/>
          <table:table-cell table:formula="of:=[.E78]" office:value-type="float" office:value="0" calcext:value-type="float">
            <text:p>0</text:p>
          </table:table-cell>
          <table:table-cell table:style-name="ce4"/>
          <table:table-cell table:style-name="ce7"/>
          <table:table-cell table:style-name="ce11"/>
          <table:table-cell table:number-columns-repeated="1011"/>
        </table:table-row>
        <table:table-row table:style-name="ro1">
          <table:covered-table-cell/>
          <table:table-cell/>
          <table:table-cell table:style-name="ce5"/>
          <table:table-cell table:style-name="ce10"/>
          <table:table-cell table:style-name="ce12"/>
          <table:table-cell table:formula="of:=[.K79]" office:value-type="float" office:value="0" calcext:value-type="float">
            <text:p>0</text:p>
          </table:table-cell>
          <table:table-cell table:number-columns-repeated="3"/>
          <table:table-cell table:formula="of:=[.E79]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12"/>
          <table:table-cell table:number-columns-repeated="1011"/>
        </table:table-row>
        <table:table-row table:style-name="ro1">
          <table:covered-table-cell/>
          <table:table-cell/>
          <table:table-cell table:style-name="ce6"/>
          <table:table-cell table:style-name="ce9"/>
          <table:table-cell table:style-name="ce13"/>
          <table:table-cell table:formula="of:=[.K80]" office:value-type="float" office:value="0" calcext:value-type="float">
            <text:p>0</text:p>
          </table:table-cell>
          <table:table-cell table:number-columns-repeated="3"/>
          <table:table-cell table:formula="of:=[.E80]" office:value-type="float" office:value="0" calcext:value-type="float">
            <text:p>0</text:p>
          </table:table-cell>
          <table:table-cell table:style-name="ce6"/>
          <table:table-cell table:style-name="ce9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Fill Level Field</text:p>
            <text:p>EvenlyNewInterfaceFallbackLiquid</text:p>
          </table:table-cell>
          <table:table-cell table:style-name="ce1" table:formula="of:=SUMPRODUCT([.C84:.E86];[.$C$13:.$E$15])+SUMPRODUCT([.K84:.M86];[.$K$13:.$M$15])+SUM([.C88:.E90])+SUM([.K88:.M90])" office:value-type="float" office:value="12.6" calcext:value-type="float" table:number-columns-spanned="1" table:number-rows-spanned="3">
            <text:p>12.6</text:p>
          </table:table-cell>
          <table:table-cell table:style-name="ce4" table:formula="of:=[.C9]" office:value-type="float" office:value="0" calcext:value-type="float">
            <text:p>0</text:p>
          </table:table-cell>
          <table:table-cell table:style-name="ce7" table:formula="of:=([.D9]*[.D13]+[.$D$26]/2+[.$C$26]/2)/[.D13]" office:value-type="float" office:value="0.590909090909091" calcext:value-type="float">
            <text:p>0.590909090909091</text:p>
          </table:table-cell>
          <table:table-cell table:style-name="ce11" table:formula="of:=[.E9]" office:value-type="float" office:value="0.5" calcext:value-type="float">
            <text:p>0.5</text:p>
          </table:table-cell>
          <table:table-cell table:formula="of:=[.K84]" office:value-type="float" office:value="0.5" calcext:value-type="float">
            <text:p>0.5</text:p>
          </table:table-cell>
          <table:table-cell table:number-columns-repeated="3"/>
          <table:table-cell table:formula="of:=[.E84]" office:value-type="float" office:value="0.5" calcext:value-type="float">
            <text:p>0.5</text:p>
          </table:table-cell>
          <table:table-cell table:style-name="ce4" table:formula="of:=[.K9]" office:value-type="float" office:value="0.5" calcext:value-type="float">
            <text:p>0.5</text:p>
          </table:table-cell>
          <table:table-cell table:style-name="ce7" table:formula="of:=([.L9]*[.L13]+[.$K$26]/4+[.$M$25]/2+[.$M$26]/3)/[.L13]" office:value-type="float" office:value="0.573958333333333" calcext:value-type="float">
            <text:p>0.573958333333333</text:p>
          </table:table-cell>
          <table:table-cell table:style-name="ce11" table:formula="of:=[.M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5" table:formula="of:=[.C10]" office:value-type="float" office:value="1" calcext:value-type="float">
            <text:p>1</text:p>
          </table:table-cell>
          <table:table-cell table:style-name="ce10" table:formula="of:=[.$D$10]-[.$D$26]/[.$D$14]" office:value-type="float" office:value="1" calcext:value-type="float">
            <text:p>1</text:p>
          </table:table-cell>
          <table:table-cell table:style-name="ce12" table:formula="of:=[.E10]" office:value-type="float" office:value="0.5" calcext:value-type="float">
            <text:p>0.5</text:p>
          </table:table-cell>
          <table:table-cell table:formula="of:=[.K85]" office:value-type="float" office:value="1" calcext:value-type="float">
            <text:p>1</text:p>
          </table:table-cell>
          <table:table-cell table:number-columns-repeated="3"/>
          <table:table-cell table:formula="of:=[.E85]" office:value-type="float" office:value="0.5" calcext:value-type="float">
            <text:p>0.5</text:p>
          </table:table-cell>
          <table:table-cell table:style-name="ce5" table:formula="of:=[.$K$10]-[.$K$26]/[.$K$14]" office:value-type="float" office:value="1" calcext:value-type="float">
            <text:p>1</text:p>
          </table:table-cell>
          <table:table-cell table:style-name="ce10" table:formula="of:=([.L10]*[.L14]+[.$K$26]/4+[.$M$25]/2+[.$M$26]/3+[.$M$27]/2)/[.L14]" office:value-type="float" office:value="0.605952380952381" calcext:value-type="float">
            <text:p>0.605952380952381</text:p>
          </table:table-cell>
          <table:table-cell table:style-name="ce12" table:formula="of:=[.M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style-name="ce6" table:formula="of:=[.C11]" office:value-type="float" office:value="1" calcext:value-type="float">
            <text:p>1</text:p>
          </table:table-cell>
          <table:table-cell table:style-name="ce9" table:formula="of:=([.D11]*[.D15]+[.$D$26]/2+[.$C$26]/2+[.$C$27])/[.D15]" office:value-type="float" office:value="0.7" calcext:value-type="float">
            <text:p>0.7</text:p>
          </table:table-cell>
          <table:table-cell table:style-name="ce13" table:formula="of:=[.E11]" office:value-type="float" office:value="0.5" calcext:value-type="float">
            <text:p>0.5</text:p>
          </table:table-cell>
          <table:table-cell table:formula="of:=[.K86]" office:value-type="float" office:value="0.595" calcext:value-type="float">
            <text:p>0.595</text:p>
          </table:table-cell>
          <table:table-cell table:number-columns-repeated="3"/>
          <table:table-cell table:formula="of:=[.E86]" office:value-type="float" office:value="0.5" calcext:value-type="float">
            <text:p>0.5</text:p>
          </table:table-cell>
          <table:table-cell table:style-name="ce6" table:formula="of:=([.K11]*[.K15]+[.$K$26]/4)/[.K15]" office:value-type="float" office:value="0.595" calcext:value-type="float">
            <text:p>0.595</text:p>
          </table:table-cell>
          <table:table-cell table:style-name="ce9" table:formula="of:=([.L11]*[.L15]+[.$K$26]/4+[.$M$26]/3+[.$M$27]/2)/[.L15]" office:value-type="float" office:value="0.615277777777778" calcext:value-type="float">
            <text:p>0.615277777777778</text:p>
          </table:table-cell>
          <table:table-cell table:style-name="ce13" table:formula="of:=[.M11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 table:number-columns-spanned="1" table:number-rows-spanned="3">
            <text:p>Excess Mass Field</text:p>
            <text:p><text:span text:style-name="T1">EvenlyNewInterfaceFallbackLiquid</text:span></text:p>
          </table:table-cell>
          <table:table-cell/>
          <table:table-cell table:style-name="ce4"/>
          <table:table-cell table:style-name="ce7"/>
          <table:table-cell table:style-name="ce11"/>
          <table:table-cell table:formula="of:=[.K88]" office:value-type="float" office:value="0" calcext:value-type="float">
            <text:p>0</text:p>
          </table:table-cell>
          <table:table-cell table:number-columns-repeated="3"/>
          <table:table-cell table:formula="of:=[.E88]" office:value-type="float" office:value="0" calcext:value-type="float">
            <text:p>0</text:p>
          </table:table-cell>
          <table:table-cell table:style-name="ce4"/>
          <table:table-cell table:style-name="ce7"/>
          <table:table-cell table:style-name="ce11"/>
          <table:table-cell table:number-columns-repeated="1011"/>
        </table:table-row>
        <table:table-row table:style-name="ro1">
          <table:covered-table-cell/>
          <table:table-cell/>
          <table:table-cell table:style-name="ce5"/>
          <table:table-cell table:style-name="ce10"/>
          <table:table-cell table:style-name="ce12"/>
          <table:table-cell table:formula="of:=[.K89]" office:value-type="float" office:value="0" calcext:value-type="float">
            <text:p>0</text:p>
          </table:table-cell>
          <table:table-cell table:number-columns-repeated="3"/>
          <table:table-cell table:formula="of:=[.E89]" office:value-type="float" office:value="0" calcext:value-type="float">
            <text:p>0</text:p>
          </table:table-cell>
          <table:table-cell table:style-name="ce5"/>
          <table:table-cell table:style-name="ce10"/>
          <table:table-cell table:style-name="ce12"/>
          <table:table-cell table:number-columns-repeated="1011"/>
        </table:table-row>
        <table:table-row table:style-name="ro1">
          <table:covered-table-cell/>
          <table:table-cell/>
          <table:table-cell table:style-name="ce6"/>
          <table:table-cell table:style-name="ce9"/>
          <table:table-cell table:style-name="ce13"/>
          <table:table-cell table:formula="of:=[.K90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formula="of:=[.E90]" office:value-type="float" office:value="0" calcext:value-type="float">
            <text:p>0</text:p>
          </table:table-cell>
          <table:table-cell table:style-name="ce6"/>
          <table:table-cell table:style-name="ce9"/>
          <table:table-cell table:style-name="ce13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09:31:30.309699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08:08:03.115349754</meta:creation-date>
    <dc:date>2023-02-10T09:24:18.124851837</dc:date>
    <meta:editing-duration>PT6H6M7S</meta:editing-duration>
    <meta:editing-cycles>66</meta:editing-cycles>
    <meta:generator>LibreOffice/6.4.7.2$Linux_X86_64 LibreOffice_project/40$Build-2</meta:generator>
    <meta:document-statistic meta:table-count="1" meta:cell-count="380" meta:object-count="0"/>
  </office:meta>
</office:document-meta>
</file>